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4.44pt"/>
    </style:style>
    <style:style style:name="co2" style:family="table-column">
      <style:table-column-properties fo:break-before="auto" style:column-width="15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270" style:rotation-align="bottom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number-columns-repeated="999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Alumno1</text:p>
          </table:table-cell>
          <table:table-cell table:style-name="ce9" office:value-type="string" calcext:value-type="string">
            <text:p>Alumno2</text:p>
          </table:table-cell>
          <table:table-cell table:style-name="ce9" office:value-type="string" calcext:value-type="string">
            <text:p>Alumno3</text:p>
          </table:table-cell>
          <table:table-cell table:style-name="ce9" office:value-type="string" calcext:value-type="string">
            <text:p>Alumno4</text:p>
          </table:table-cell>
          <table:table-cell table:style-name="ce9" office:value-type="string" calcext:value-type="string">
            <text:p>Alumno5</text:p>
          </table:table-cell>
          <table:table-cell table:style-name="ce9" office:value-type="string" calcext:value-type="string">
            <text:p>Alumno6</text:p>
          </table:table-cell>
          <table:table-cell table:style-name="ce9" office:value-type="string" calcext:value-type="string">
            <text:p>Alumno7</text:p>
          </table:table-cell>
          <table:table-cell table:style-name="ce9" office:value-type="string" calcext:value-type="string">
            <text:p>Alumno8</text:p>
          </table:table-cell>
          <table:table-cell table:style-name="ce9" office:value-type="string" calcext:value-type="string">
            <text:p>Alumno9</text:p>
          </table:table-cell>
          <table:table-cell table:style-name="ce9" office:value-type="string" calcext:value-type="string">
            <text:p>Alumno10</text:p>
          </table:table-cell>
          <table:table-cell table:style-name="ce9" office:value-type="string" calcext:value-type="string">
            <text:p>Alumno11</text:p>
          </table:table-cell>
          <table:table-cell table:style-name="ce9" office:value-type="string" calcext:value-type="string">
            <text:p>Alumno12</text:p>
          </table:table-cell>
          <table:table-cell table:style-name="ce9" office:value-type="string" calcext:value-type="string">
            <text:p>Alumno13</text:p>
          </table:table-cell>
          <table:table-cell table:style-name="ce9" office:value-type="string" calcext:value-type="string">
            <text:p>Alumno14</text:p>
          </table:table-cell>
          <table:table-cell table:style-name="ce9" office:value-type="string" calcext:value-type="string">
            <text:p>Alumno15</text:p>
          </table:table-cell>
          <table:table-cell table:style-name="ce9" office:value-type="string" calcext:value-type="string">
            <text:p>Alumno16</text:p>
          </table:table-cell>
          <table:table-cell table:style-name="ce9" office:value-type="string" calcext:value-type="string">
            <text:p>Alumno17</text:p>
          </table:table-cell>
          <table:table-cell table:style-name="ce9" office:value-type="string" calcext:value-type="string">
            <text:p>Alumno18</text:p>
          </table:table-cell>
          <table:table-cell table:style-name="ce9" office:value-type="string" calcext:value-type="string">
            <text:p>Alumno19</text:p>
          </table:table-cell>
          <table:table-cell table:style-name="ce9" office:value-type="string" calcext:value-type="string">
            <text:p>Alumno20</text:p>
          </table:table-cell>
          <table:table-cell table:style-name="ce9" office:value-type="string" calcext:value-type="string">
            <text:p>Alumno21</text:p>
          </table:table-cell>
          <table:table-cell table:style-name="ce9" office:value-type="string" calcext:value-type="string">
            <text:p>Alumno22</text:p>
          </table:table-cell>
          <table:table-cell table:style-name="ce9" office:value-type="string" calcext:value-type="string">
            <text:p>Alumno23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Resultados de Aprendizaje / Criterios de Evaluación</text:p>
          </table:table-cell>
          <table:table-cell table:style-name="ce7" office:value-type="string" calcext:value-type="string">
            <text:p>%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1</text:p>
            <text:p>Evalúa sistemas informáticos, identificando sus componentes </text:p>
            <text:p>y características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n reconocido los componentes físicos de un sistema informático</text:p>
            <text:p> y sus mecanismos de interconexión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n clasificado los tipos de memorias, señalando sus características </text:p>
            <text:p>e identifcando sus prestaciones y la función que desarrollan en el conjunto del sistema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 verificado el proceso de puesta en marcha de un equipo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n clasificado, instalado y configurado diferentes </text:p>
            <text:p>tipos de dispositivos periférico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n identificado los tipos de redes y sistemas de comunicación.</text:p>
          </table:table-cell>
          <table:table-cell table:style-name="ce8" office:value-type="float" office:value="15" calcext:value-type="float">
            <text:p>1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n identificado los componentes de una red informátic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n interpretado mapas físicos y lógicos de una red informátic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h) Se han reconocido las normas de seguridad y prevención </text:p>
            <text:p>de riesgos laborales en el uso de los sistemas informátic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13]*[.B13]+[.B12]*[.C12]*[.B11]*[.C11]+[.C10]*[.B10]+[.B9]*[.C9]+[.C8]*[.B8]+[.B7]*[.C7]+[.C6]*[.B6])/100" office:value-type="float" office:value="0" calcext:value-type="float">
            <text:p>0</text:p>
          </table:table-cell>
          <table:table-cell table:style-name="ce8" table:formula="of:=([.D13]*[.C13]+[.C12]*[.D12]*[.C11]*[.D11]+[.D10]*[.C10]+[.C9]*[.D9]+[.D8]*[.C8]+[.C7]*[.D7]+[.D6]*[.C6])/100" office:value-type="float" office:value="0" calcext:value-type="float">
            <text:p>0</text:p>
          </table:table-cell>
          <table:table-cell table:style-name="ce8" table:formula="of:=([.E13]*[.D13]+[.D12]*[.E12]*[.D11]*[.E11]+[.E10]*[.D10]+[.D9]*[.E9]+[.E8]*[.D8]+[.D7]*[.E7]+[.E6]*[.D6])/100" office:value-type="float" office:value="0" calcext:value-type="float">
            <text:p>0</text:p>
          </table:table-cell>
          <table:table-cell table:style-name="ce8" table:formula="of:=([.F13]*[.E13]+[.E12]*[.F12]*[.E11]*[.F11]+[.F10]*[.E10]+[.E9]*[.F9]+[.F8]*[.E8]+[.E7]*[.F7]+[.F6]*[.E6])/100" office:value-type="float" office:value="0" calcext:value-type="float">
            <text:p>0</text:p>
          </table:table-cell>
          <table:table-cell table:style-name="ce8" table:formula="of:=([.G13]*[.F13]+[.F12]*[.G12]*[.F11]*[.G11]+[.G10]*[.F10]+[.F9]*[.G9]+[.G8]*[.F8]+[.F7]*[.G7]+[.G6]*[.F6])/100" office:value-type="float" office:value="0" calcext:value-type="float">
            <text:p>0</text:p>
          </table:table-cell>
          <table:table-cell table:style-name="ce8" table:formula="of:=([.H13]*[.G13]+[.G12]*[.H12]*[.G11]*[.H11]+[.H10]*[.G10]+[.G9]*[.H9]+[.H8]*[.G8]+[.G7]*[.H7]+[.H6]*[.G6])/100" office:value-type="float" office:value="0" calcext:value-type="float">
            <text:p>0</text:p>
          </table:table-cell>
          <table:table-cell table:style-name="ce8" table:formula="of:=([.I13]*[.H13]+[.H12]*[.I12]*[.H11]*[.I11]+[.I10]*[.H10]+[.H9]*[.I9]+[.I8]*[.H8]+[.H7]*[.I7]+[.I6]*[.H6])/100" office:value-type="float" office:value="0" calcext:value-type="float">
            <text:p>0</text:p>
          </table:table-cell>
          <table:table-cell table:style-name="ce8" table:formula="of:=([.J13]*[.I13]+[.I12]*[.J12]*[.I11]*[.J11]+[.J10]*[.I10]+[.I9]*[.J9]+[.J8]*[.I8]+[.I7]*[.J7]+[.J6]*[.I6])/100" office:value-type="float" office:value="0" calcext:value-type="float">
            <text:p>0</text:p>
          </table:table-cell>
          <table:table-cell table:style-name="ce8" table:formula="of:=([.K13]*[.J13]+[.J12]*[.K12]*[.J11]*[.K11]+[.K10]*[.J10]+[.J9]*[.K9]+[.K8]*[.J8]+[.J7]*[.K7]+[.K6]*[.J6])/100" office:value-type="float" office:value="0" calcext:value-type="float">
            <text:p>0</text:p>
          </table:table-cell>
          <table:table-cell table:style-name="ce8" table:formula="of:=([.L13]*[.K13]+[.K12]*[.L12]*[.K11]*[.L11]+[.L10]*[.K10]+[.K9]*[.L9]+[.L8]*[.K8]+[.K7]*[.L7]+[.L6]*[.K6])/100" office:value-type="float" office:value="0" calcext:value-type="float">
            <text:p>0</text:p>
          </table:table-cell>
          <table:table-cell table:style-name="ce8" table:formula="of:=([.M13]*[.L13]+[.L12]*[.M12]*[.L11]*[.M11]+[.M10]*[.L10]+[.L9]*[.M9]+[.M8]*[.L8]+[.L7]*[.M7]+[.M6]*[.L6])/100" office:value-type="float" office:value="0" calcext:value-type="float">
            <text:p>0</text:p>
          </table:table-cell>
          <table:table-cell table:style-name="ce8" table:formula="of:=([.N13]*[.M13]+[.M12]*[.N12]*[.M11]*[.N11]+[.N10]*[.M10]+[.M9]*[.N9]+[.N8]*[.M8]+[.M7]*[.N7]+[.N6]*[.M6])/100" office:value-type="float" office:value="0" calcext:value-type="float">
            <text:p>0</text:p>
          </table:table-cell>
          <table:table-cell table:style-name="ce8" table:formula="of:=([.O13]*[.N13]+[.N12]*[.O12]*[.N11]*[.O11]+[.O10]*[.N10]+[.N9]*[.O9]+[.O8]*[.N8]+[.N7]*[.O7]+[.O6]*[.N6])/100" office:value-type="float" office:value="0" calcext:value-type="float">
            <text:p>0</text:p>
          </table:table-cell>
          <table:table-cell table:style-name="ce8" table:formula="of:=([.P13]*[.O13]+[.O12]*[.P12]*[.O11]*[.P11]+[.P10]*[.O10]+[.O9]*[.P9]+[.P8]*[.O8]+[.O7]*[.P7]+[.P6]*[.O6])/100" office:value-type="float" office:value="0" calcext:value-type="float">
            <text:p>0</text:p>
          </table:table-cell>
          <table:table-cell table:style-name="ce8" table:formula="of:=([.Q13]*[.P13]+[.P12]*[.Q12]*[.P11]*[.Q11]+[.Q10]*[.P10]+[.P9]*[.Q9]+[.Q8]*[.P8]+[.P7]*[.Q7]+[.Q6]*[.P6])/100" office:value-type="float" office:value="0" calcext:value-type="float">
            <text:p>0</text:p>
          </table:table-cell>
          <table:table-cell table:style-name="ce8" table:formula="of:=([.R13]*[.Q13]+[.Q12]*[.R12]*[.Q11]*[.R11]+[.R10]*[.Q10]+[.Q9]*[.R9]+[.R8]*[.Q8]+[.Q7]*[.R7]+[.R6]*[.Q6])/100" office:value-type="float" office:value="0" calcext:value-type="float">
            <text:p>0</text:p>
          </table:table-cell>
          <table:table-cell table:style-name="ce8" table:formula="of:=([.S13]*[.R13]+[.R12]*[.S12]*[.R11]*[.S11]+[.S10]*[.R10]+[.R9]*[.S9]+[.S8]*[.R8]+[.R7]*[.S7]+[.S6]*[.R6])/100" office:value-type="float" office:value="0" calcext:value-type="float">
            <text:p>0</text:p>
          </table:table-cell>
          <table:table-cell table:style-name="ce8" table:formula="of:=([.T13]*[.S13]+[.S12]*[.T12]*[.S11]*[.T11]+[.T10]*[.S10]+[.S9]*[.T9]+[.T8]*[.S8]+[.S7]*[.T7]+[.T6]*[.S6])/100" office:value-type="float" office:value="0" calcext:value-type="float">
            <text:p>0</text:p>
          </table:table-cell>
          <table:table-cell table:style-name="ce8" table:formula="of:=([.U13]*[.T13]+[.T12]*[.U12]*[.T11]*[.U11]+[.U10]*[.T10]+[.T9]*[.U9]+[.U8]*[.T8]+[.T7]*[.U7]+[.U6]*[.T6])/100" office:value-type="float" office:value="0" calcext:value-type="float">
            <text:p>0</text:p>
          </table:table-cell>
          <table:table-cell table:style-name="ce8" table:formula="of:=([.V13]*[.U13]+[.U12]*[.V12]*[.U11]*[.V11]+[.V10]*[.U10]+[.U9]*[.V9]+[.V8]*[.U8]+[.U7]*[.V7]+[.V6]*[.U6])/100" office:value-type="float" office:value="0" calcext:value-type="float">
            <text:p>0</text:p>
          </table:table-cell>
          <table:table-cell table:style-name="ce8" table:formula="of:=([.W13]*[.V13]+[.V12]*[.W12]*[.V11]*[.W11]+[.W10]*[.V10]+[.V9]*[.W9]+[.W8]*[.V8]+[.V7]*[.W7]+[.W6]*[.V6])/100" office:value-type="float" office:value="0" calcext:value-type="float">
            <text:p>0</text:p>
          </table:table-cell>
          <table:table-cell table:style-name="ce8" table:formula="of:=([.X13]*[.W13]+[.W12]*[.X12]*[.W11]*[.X11]+[.X10]*[.W10]+[.W9]*[.X9]+[.X8]*[.W8]+[.W7]*[.X7]+[.X6]*[.W6])/100" office:value-type="float" office:value="0" calcext:value-type="float">
            <text:p>0</text:p>
          </table:table-cell>
          <table:table-cell table:style-name="ce8" table:formula="of:=([.Y13]*[.X13]+[.X12]*[.Y12]*[.X11]*[.Y11]+[.Y10]*[.X10]+[.X9]*[.Y9]+[.Y8]*[.X8]+[.X7]*[.Y7]+[.Y6]*[.X6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2</text:p>
            <text:p>Instala sistemas operativos planificando el proceso e interpretando</text:p>
            <text:p> documentación técnic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n identificado los elementos funcionales de un sistema informático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n analizado las características, funciones y arquitectura de un sistema operativo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n comparado sistemas operativos en base a sus requisitos,</text:p>
            <text:p> características, campos de aplicación y licencias de uso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 planificado el proceso de la instalación de sistemas operativo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n instalado y actualizado sistemas operativos libres y propietari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n aplicado técnicas de actualización y recuperación del sistema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n utilizado tecnologías de virtualización para</text:p>
            <text:p> instalar y probar sistemas operativ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h) Se han instalado, desinstalado y actualizado aplicaciones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i) Se han documentado los procesos realizados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24]*[.B24]+[.B23]*[.C23]*[.B22]*[.C22]+[.C21]*[.B21]+[.B20]*[.C20]+[.C19]*[.B19]+[.B18]*[.C18]+[.C17]*[.B17]+[.C16]*[.B16])/100" office:value-type="float" office:value="0" calcext:value-type="float">
            <text:p>0</text:p>
          </table:table-cell>
          <table:table-cell table:style-name="ce8" table:formula="of:=([.D24]*[.C24]+[.C23]*[.D23]*[.C22]*[.D22]+[.D21]*[.C21]+[.C20]*[.D20]+[.D19]*[.C19]+[.C18]*[.D18]+[.D17]*[.C17]+[.D16]*[.C16])/100" office:value-type="float" office:value="0" calcext:value-type="float">
            <text:p>0</text:p>
          </table:table-cell>
          <table:table-cell table:style-name="ce8" table:formula="of:=([.E24]*[.D24]+[.D23]*[.E23]*[.D22]*[.E22]+[.E21]*[.D21]+[.D20]*[.E20]+[.E19]*[.D19]+[.D18]*[.E18]+[.E17]*[.D17]+[.E16]*[.D16])/100" office:value-type="float" office:value="0" calcext:value-type="float">
            <text:p>0</text:p>
          </table:table-cell>
          <table:table-cell table:style-name="ce8" table:formula="of:=([.F24]*[.E24]+[.E23]*[.F23]*[.E22]*[.F22]+[.F21]*[.E21]+[.E20]*[.F20]+[.F19]*[.E19]+[.E18]*[.F18]+[.F17]*[.E17]+[.F16]*[.E16])/100" office:value-type="float" office:value="0" calcext:value-type="float">
            <text:p>0</text:p>
          </table:table-cell>
          <table:table-cell table:style-name="ce8" table:formula="of:=([.G24]*[.F24]+[.F23]*[.G23]*[.F22]*[.G22]+[.G21]*[.F21]+[.F20]*[.G20]+[.G19]*[.F19]+[.F18]*[.G18]+[.G17]*[.F17]+[.G16]*[.F16])/100" office:value-type="float" office:value="0" calcext:value-type="float">
            <text:p>0</text:p>
          </table:table-cell>
          <table:table-cell table:style-name="ce8" table:formula="of:=([.H24]*[.G24]+[.G23]*[.H23]*[.G22]*[.H22]+[.H21]*[.G21]+[.G20]*[.H20]+[.H19]*[.G19]+[.G18]*[.H18]+[.H17]*[.G17]+[.H16]*[.G16])/100" office:value-type="float" office:value="0" calcext:value-type="float">
            <text:p>0</text:p>
          </table:table-cell>
          <table:table-cell table:style-name="ce8" table:formula="of:=([.I24]*[.H24]+[.H23]*[.I23]*[.H22]*[.I22]+[.I21]*[.H21]+[.H20]*[.I20]+[.I19]*[.H19]+[.H18]*[.I18]+[.I17]*[.H17]+[.I16]*[.H16])/100" office:value-type="float" office:value="0" calcext:value-type="float">
            <text:p>0</text:p>
          </table:table-cell>
          <table:table-cell table:style-name="ce8" table:formula="of:=([.J24]*[.I24]+[.I23]*[.J23]*[.I22]*[.J22]+[.J21]*[.I21]+[.I20]*[.J20]+[.J19]*[.I19]+[.I18]*[.J18]+[.J17]*[.I17]+[.J16]*[.I16])/100" office:value-type="float" office:value="0" calcext:value-type="float">
            <text:p>0</text:p>
          </table:table-cell>
          <table:table-cell table:style-name="ce8" table:formula="of:=([.K24]*[.J24]+[.J23]*[.K23]*[.J22]*[.K22]+[.K21]*[.J21]+[.J20]*[.K20]+[.K19]*[.J19]+[.J18]*[.K18]+[.K17]*[.J17]+[.K16]*[.J16])/100" office:value-type="float" office:value="0" calcext:value-type="float">
            <text:p>0</text:p>
          </table:table-cell>
          <table:table-cell table:style-name="ce8" table:formula="of:=([.L24]*[.K24]+[.K23]*[.L23]*[.K22]*[.L22]+[.L21]*[.K21]+[.K20]*[.L20]+[.L19]*[.K19]+[.K18]*[.L18]+[.L17]*[.K17]+[.L16]*[.K16])/100" office:value-type="float" office:value="0" calcext:value-type="float">
            <text:p>0</text:p>
          </table:table-cell>
          <table:table-cell table:style-name="ce8" table:formula="of:=([.M24]*[.L24]+[.L23]*[.M23]*[.L22]*[.M22]+[.M21]*[.L21]+[.L20]*[.M20]+[.M19]*[.L19]+[.L18]*[.M18]+[.M17]*[.L17]+[.M16]*[.L16])/100" office:value-type="float" office:value="0" calcext:value-type="float">
            <text:p>0</text:p>
          </table:table-cell>
          <table:table-cell table:style-name="ce8" table:formula="of:=([.N24]*[.M24]+[.M23]*[.N23]*[.M22]*[.N22]+[.N21]*[.M21]+[.M20]*[.N20]+[.N19]*[.M19]+[.M18]*[.N18]+[.N17]*[.M17]+[.N16]*[.M16])/100" office:value-type="float" office:value="0" calcext:value-type="float">
            <text:p>0</text:p>
          </table:table-cell>
          <table:table-cell table:style-name="ce8" table:formula="of:=([.O24]*[.N24]+[.N23]*[.O23]*[.N22]*[.O22]+[.O21]*[.N21]+[.N20]*[.O20]+[.O19]*[.N19]+[.N18]*[.O18]+[.O17]*[.N17]+[.O16]*[.N16])/100" office:value-type="float" office:value="0" calcext:value-type="float">
            <text:p>0</text:p>
          </table:table-cell>
          <table:table-cell table:style-name="ce8" table:formula="of:=([.P24]*[.O24]+[.O23]*[.P23]*[.O22]*[.P22]+[.P21]*[.O21]+[.O20]*[.P20]+[.P19]*[.O19]+[.O18]*[.P18]+[.P17]*[.O17]+[.P16]*[.O16])/100" office:value-type="float" office:value="0" calcext:value-type="float">
            <text:p>0</text:p>
          </table:table-cell>
          <table:table-cell table:style-name="ce8" table:formula="of:=([.Q24]*[.P24]+[.P23]*[.Q23]*[.P22]*[.Q22]+[.Q21]*[.P21]+[.P20]*[.Q20]+[.Q19]*[.P19]+[.P18]*[.Q18]+[.Q17]*[.P17]+[.Q16]*[.P16])/100" office:value-type="float" office:value="0" calcext:value-type="float">
            <text:p>0</text:p>
          </table:table-cell>
          <table:table-cell table:style-name="ce8" table:formula="of:=([.R24]*[.Q24]+[.Q23]*[.R23]*[.Q22]*[.R22]+[.R21]*[.Q21]+[.Q20]*[.R20]+[.R19]*[.Q19]+[.Q18]*[.R18]+[.R17]*[.Q17]+[.R16]*[.Q16])/100" office:value-type="float" office:value="0" calcext:value-type="float">
            <text:p>0</text:p>
          </table:table-cell>
          <table:table-cell table:style-name="ce8" table:formula="of:=([.S24]*[.R24]+[.R23]*[.S23]*[.R22]*[.S22]+[.S21]*[.R21]+[.R20]*[.S20]+[.S19]*[.R19]+[.R18]*[.S18]+[.S17]*[.R17]+[.S16]*[.R16])/100" office:value-type="float" office:value="0" calcext:value-type="float">
            <text:p>0</text:p>
          </table:table-cell>
          <table:table-cell table:style-name="ce8" table:formula="of:=([.T24]*[.S24]+[.S23]*[.T23]*[.S22]*[.T22]+[.T21]*[.S21]+[.S20]*[.T20]+[.T19]*[.S19]+[.S18]*[.T18]+[.T17]*[.S17]+[.T16]*[.S16])/100" office:value-type="float" office:value="0" calcext:value-type="float">
            <text:p>0</text:p>
          </table:table-cell>
          <table:table-cell table:style-name="ce8" table:formula="of:=([.U24]*[.T24]+[.T23]*[.U23]*[.T22]*[.U22]+[.U21]*[.T21]+[.T20]*[.U20]+[.U19]*[.T19]+[.T18]*[.U18]+[.U17]*[.T17]+[.U16]*[.T16])/100" office:value-type="float" office:value="0" calcext:value-type="float">
            <text:p>0</text:p>
          </table:table-cell>
          <table:table-cell table:style-name="ce8" table:formula="of:=([.V24]*[.U24]+[.U23]*[.V23]*[.U22]*[.V22]+[.V21]*[.U21]+[.U20]*[.V20]+[.V19]*[.U19]+[.U18]*[.V18]+[.V17]*[.U17]+[.V16]*[.U16])/100" office:value-type="float" office:value="0" calcext:value-type="float">
            <text:p>0</text:p>
          </table:table-cell>
          <table:table-cell table:style-name="ce8" table:formula="of:=([.W24]*[.V24]+[.V23]*[.W23]*[.V22]*[.W22]+[.W21]*[.V21]+[.V20]*[.W20]+[.W19]*[.V19]+[.V18]*[.W18]+[.W17]*[.V17]+[.W16]*[.V16])/100" office:value-type="float" office:value="0" calcext:value-type="float">
            <text:p>0</text:p>
          </table:table-cell>
          <table:table-cell table:style-name="ce8" table:formula="of:=([.X24]*[.W24]+[.W23]*[.X23]*[.W22]*[.X22]+[.X21]*[.W21]+[.W20]*[.X20]+[.X19]*[.W19]+[.W18]*[.X18]+[.X17]*[.W17]+[.X16]*[.W16])/100" office:value-type="float" office:value="0" calcext:value-type="float">
            <text:p>0</text:p>
          </table:table-cell>
          <table:table-cell table:style-name="ce8" table:formula="of:=([.Y24]*[.X24]+[.X23]*[.Y23]*[.X22]*[.Y22]+[.Y21]*[.X21]+[.X20]*[.Y20]+[.Y19]*[.X19]+[.X18]*[.Y18]+[.Y17]*[.X17]+[.Y16]*[.X16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3</text:p>
            <text:p>Gestiona la información del sistema identificando las estructuras </text:p>
            <text:p>de almacenamiento y aplicando medidas para asegurar la integridad de los datos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n comparado sistemas de archiv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 identificado la estructura y función de los directorios</text:p>
            <text:p> del sistema operativo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n utilizado herramientas en entorno gráfico y comandos </text:p>
            <text:p>para localizar información en el sistema de archiv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n creado diferentes tipos de particiones y unidades lógica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n realizado y restaurado copias de seguridad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n planificado y automatizado tarea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n instalado y evaluado utilidades relacionadas</text:p>
            <text:p> con la gestión de información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h) Se han reconocido las normas de seguridad y prevenció</text:p>
            <text:p>n de riesgos laborales en el uso de los sistemas informátic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34]*[.B34]+[.B33]*[.C33]*[.B32]*[.C32]+[.C31]*[.B31]+[.B30]*[.C30]+[.C29]*[.B29]+[.B28]*[.C28]+[.C27]*[.B27])/100" office:value-type="float" office:value="0" calcext:value-type="float">
            <text:p>0</text:p>
          </table:table-cell>
          <table:table-cell table:style-name="ce8" table:formula="of:=([.D34]*[.C34]+[.C33]*[.D33]*[.C32]*[.D32]+[.D31]*[.C31]+[.C30]*[.D30]+[.D29]*[.C29]+[.C28]*[.D28]+[.D27]*[.C27])/100" office:value-type="float" office:value="0" calcext:value-type="float">
            <text:p>0</text:p>
          </table:table-cell>
          <table:table-cell table:style-name="ce8" table:formula="of:=([.E34]*[.D34]+[.D33]*[.E33]*[.D32]*[.E32]+[.E31]*[.D31]+[.D30]*[.E30]+[.E29]*[.D29]+[.D28]*[.E28]+[.E27]*[.D27])/100" office:value-type="float" office:value="0" calcext:value-type="float">
            <text:p>0</text:p>
          </table:table-cell>
          <table:table-cell table:style-name="ce8" table:formula="of:=([.F34]*[.E34]+[.E33]*[.F33]*[.E32]*[.F32]+[.F31]*[.E31]+[.E30]*[.F30]+[.F29]*[.E29]+[.E28]*[.F28]+[.F27]*[.E27])/100" office:value-type="float" office:value="0" calcext:value-type="float">
            <text:p>0</text:p>
          </table:table-cell>
          <table:table-cell table:style-name="ce8" table:formula="of:=([.G34]*[.F34]+[.F33]*[.G33]*[.F32]*[.G32]+[.G31]*[.F31]+[.F30]*[.G30]+[.G29]*[.F29]+[.F28]*[.G28]+[.G27]*[.F27])/100" office:value-type="float" office:value="0" calcext:value-type="float">
            <text:p>0</text:p>
          </table:table-cell>
          <table:table-cell table:style-name="ce8" table:formula="of:=([.H34]*[.G34]+[.G33]*[.H33]*[.G32]*[.H32]+[.H31]*[.G31]+[.G30]*[.H30]+[.H29]*[.G29]+[.G28]*[.H28]+[.H27]*[.G27])/100" office:value-type="float" office:value="0" calcext:value-type="float">
            <text:p>0</text:p>
          </table:table-cell>
          <table:table-cell table:style-name="ce8" table:formula="of:=([.I34]*[.H34]+[.H33]*[.I33]*[.H32]*[.I32]+[.I31]*[.H31]+[.H30]*[.I30]+[.I29]*[.H29]+[.H28]*[.I28]+[.I27]*[.H27])/100" office:value-type="float" office:value="0" calcext:value-type="float">
            <text:p>0</text:p>
          </table:table-cell>
          <table:table-cell table:style-name="ce8" table:formula="of:=([.J34]*[.I34]+[.I33]*[.J33]*[.I32]*[.J32]+[.J31]*[.I31]+[.I30]*[.J30]+[.J29]*[.I29]+[.I28]*[.J28]+[.J27]*[.I27])/100" office:value-type="float" office:value="0" calcext:value-type="float">
            <text:p>0</text:p>
          </table:table-cell>
          <table:table-cell table:style-name="ce8" table:formula="of:=([.K34]*[.J34]+[.J33]*[.K33]*[.J32]*[.K32]+[.K31]*[.J31]+[.J30]*[.K30]+[.K29]*[.J29]+[.J28]*[.K28]+[.K27]*[.J27])/100" office:value-type="float" office:value="0" calcext:value-type="float">
            <text:p>0</text:p>
          </table:table-cell>
          <table:table-cell table:style-name="ce8" table:formula="of:=([.L34]*[.K34]+[.K33]*[.L33]*[.K32]*[.L32]+[.L31]*[.K31]+[.K30]*[.L30]+[.L29]*[.K29]+[.K28]*[.L28]+[.L27]*[.K27])/100" office:value-type="float" office:value="0" calcext:value-type="float">
            <text:p>0</text:p>
          </table:table-cell>
          <table:table-cell table:style-name="ce8" table:formula="of:=([.M34]*[.L34]+[.L33]*[.M33]*[.L32]*[.M32]+[.M31]*[.L31]+[.L30]*[.M30]+[.M29]*[.L29]+[.L28]*[.M28]+[.M27]*[.L27])/100" office:value-type="float" office:value="0" calcext:value-type="float">
            <text:p>0</text:p>
          </table:table-cell>
          <table:table-cell table:style-name="ce8" table:formula="of:=([.N34]*[.M34]+[.M33]*[.N33]*[.M32]*[.N32]+[.N31]*[.M31]+[.M30]*[.N30]+[.N29]*[.M29]+[.M28]*[.N28]+[.N27]*[.M27])/100" office:value-type="float" office:value="0" calcext:value-type="float">
            <text:p>0</text:p>
          </table:table-cell>
          <table:table-cell table:style-name="ce8" table:formula="of:=([.O34]*[.N34]+[.N33]*[.O33]*[.N32]*[.O32]+[.O31]*[.N31]+[.N30]*[.O30]+[.O29]*[.N29]+[.N28]*[.O28]+[.O27]*[.N27])/100" office:value-type="float" office:value="0" calcext:value-type="float">
            <text:p>0</text:p>
          </table:table-cell>
          <table:table-cell table:style-name="ce8" table:formula="of:=([.P34]*[.O34]+[.O33]*[.P33]*[.O32]*[.P32]+[.P31]*[.O31]+[.O30]*[.P30]+[.P29]*[.O29]+[.O28]*[.P28]+[.P27]*[.O27])/100" office:value-type="float" office:value="0" calcext:value-type="float">
            <text:p>0</text:p>
          </table:table-cell>
          <table:table-cell table:style-name="ce8" table:formula="of:=([.Q34]*[.P34]+[.P33]*[.Q33]*[.P32]*[.Q32]+[.Q31]*[.P31]+[.P30]*[.Q30]+[.Q29]*[.P29]+[.P28]*[.Q28]+[.Q27]*[.P27])/100" office:value-type="float" office:value="0" calcext:value-type="float">
            <text:p>0</text:p>
          </table:table-cell>
          <table:table-cell table:style-name="ce8" table:formula="of:=([.R34]*[.Q34]+[.Q33]*[.R33]*[.Q32]*[.R32]+[.R31]*[.Q31]+[.Q30]*[.R30]+[.R29]*[.Q29]+[.Q28]*[.R28]+[.R27]*[.Q27])/100" office:value-type="float" office:value="0" calcext:value-type="float">
            <text:p>0</text:p>
          </table:table-cell>
          <table:table-cell table:style-name="ce8" table:formula="of:=([.S34]*[.R34]+[.R33]*[.S33]*[.R32]*[.S32]+[.S31]*[.R31]+[.R30]*[.S30]+[.S29]*[.R29]+[.R28]*[.S28]+[.S27]*[.R27])/100" office:value-type="float" office:value="0" calcext:value-type="float">
            <text:p>0</text:p>
          </table:table-cell>
          <table:table-cell table:style-name="ce8" table:formula="of:=([.T34]*[.S34]+[.S33]*[.T33]*[.S32]*[.T32]+[.T31]*[.S31]+[.S30]*[.T30]+[.T29]*[.S29]+[.S28]*[.T28]+[.T27]*[.S27])/100" office:value-type="float" office:value="0" calcext:value-type="float">
            <text:p>0</text:p>
          </table:table-cell>
          <table:table-cell table:style-name="ce8" table:formula="of:=([.U34]*[.T34]+[.T33]*[.U33]*[.T32]*[.U32]+[.U31]*[.T31]+[.T30]*[.U30]+[.U29]*[.T29]+[.T28]*[.U28]+[.U27]*[.T27])/100" office:value-type="float" office:value="0" calcext:value-type="float">
            <text:p>0</text:p>
          </table:table-cell>
          <table:table-cell table:style-name="ce8" table:formula="of:=([.V34]*[.U34]+[.U33]*[.V33]*[.U32]*[.V32]+[.V31]*[.U31]+[.U30]*[.V30]+[.V29]*[.U29]+[.U28]*[.V28]+[.V27]*[.U27])/100" office:value-type="float" office:value="0" calcext:value-type="float">
            <text:p>0</text:p>
          </table:table-cell>
          <table:table-cell table:style-name="ce8" table:formula="of:=([.W34]*[.V34]+[.V33]*[.W33]*[.V32]*[.W32]+[.W31]*[.V31]+[.V30]*[.W30]+[.W29]*[.V29]+[.V28]*[.W28]+[.W27]*[.V27])/100" office:value-type="float" office:value="0" calcext:value-type="float">
            <text:p>0</text:p>
          </table:table-cell>
          <table:table-cell table:style-name="ce8" table:formula="of:=([.X34]*[.W34]+[.W33]*[.X33]*[.W32]*[.X32]+[.X31]*[.W31]+[.W30]*[.X30]+[.X29]*[.W29]+[.W28]*[.X28]+[.X27]*[.W27])/100" office:value-type="float" office:value="0" calcext:value-type="float">
            <text:p>0</text:p>
          </table:table-cell>
          <table:table-cell table:style-name="ce8" table:formula="of:=([.Y34]*[.X34]+[.X33]*[.Y33]*[.X32]*[.Y32]+[.Y31]*[.X31]+[.X30]*[.Y30]+[.Y29]*[.X29]+[.X28]*[.Y28]+[.Y27]*[.X27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4</text:p>
            <text:p>Gestiona sistemas operativos utilizando comandos y herramientas</text:p>
            <text:p> gráficas y evaluando las necesidades del sistema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n configurado cuentas de usuario locales y grupos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 asegurado el acceso al sistema mediante </text:p>
            <text:p>el uso de directivas de cuenta y directivas de contraseña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n identificado, arrancado y detenido servicios y proces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 protegido el acceso a la información mediante el </text:p>
            <text:p>uso de permisos locales y listas de control de acceso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n utilizado comandos para realizar las tareas </text:p>
            <text:p>básicas de configuración y administración del sistema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 monitorizado el sistem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n instalado y evaluado utilidades para el mantenimiento</text:p>
            <text:p> y optimización del sistem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h) Se han evaluado las necesidades del sistema informático </text:p>
            <text:p>en relación con el desarrollo de aplicacione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44]*[.B44]+[.B43]*[.C43]*[.B42]*[.C42]+[.C41]*[.B41]+[.B40]*[.C40]+[.C39]*[.B39]+[.B38]*[.C38]+[.C37]*[.B37])/100" office:value-type="float" office:value="0" calcext:value-type="float">
            <text:p>0</text:p>
          </table:table-cell>
          <table:table-cell table:style-name="ce8" table:formula="of:=([.D44]*[.C44]+[.C43]*[.D43]*[.C42]*[.D42]+[.D41]*[.C41]+[.C40]*[.D40]+[.D39]*[.C39]+[.C38]*[.D38]+[.D37]*[.C37])/100" office:value-type="float" office:value="0" calcext:value-type="float">
            <text:p>0</text:p>
          </table:table-cell>
          <table:table-cell table:style-name="ce8" table:formula="of:=([.E44]*[.D44]+[.D43]*[.E43]*[.D42]*[.E42]+[.E41]*[.D41]+[.D40]*[.E40]+[.E39]*[.D39]+[.D38]*[.E38]+[.E37]*[.D37])/100" office:value-type="float" office:value="0" calcext:value-type="float">
            <text:p>0</text:p>
          </table:table-cell>
          <table:table-cell table:style-name="ce8" table:formula="of:=([.F44]*[.E44]+[.E43]*[.F43]*[.E42]*[.F42]+[.F41]*[.E41]+[.E40]*[.F40]+[.F39]*[.E39]+[.E38]*[.F38]+[.F37]*[.E37])/100" office:value-type="float" office:value="0" calcext:value-type="float">
            <text:p>0</text:p>
          </table:table-cell>
          <table:table-cell table:style-name="ce8" table:formula="of:=([.G44]*[.F44]+[.F43]*[.G43]*[.F42]*[.G42]+[.G41]*[.F41]+[.F40]*[.G40]+[.G39]*[.F39]+[.F38]*[.G38]+[.G37]*[.F37])/100" office:value-type="float" office:value="0" calcext:value-type="float">
            <text:p>0</text:p>
          </table:table-cell>
          <table:table-cell table:style-name="ce8" table:formula="of:=([.H44]*[.G44]+[.G43]*[.H43]*[.G42]*[.H42]+[.H41]*[.G41]+[.G40]*[.H40]+[.H39]*[.G39]+[.G38]*[.H38]+[.H37]*[.G37])/100" office:value-type="float" office:value="0" calcext:value-type="float">
            <text:p>0</text:p>
          </table:table-cell>
          <table:table-cell table:style-name="ce8" table:formula="of:=([.I44]*[.H44]+[.H43]*[.I43]*[.H42]*[.I42]+[.I41]*[.H41]+[.H40]*[.I40]+[.I39]*[.H39]+[.H38]*[.I38]+[.I37]*[.H37])/100" office:value-type="float" office:value="0" calcext:value-type="float">
            <text:p>0</text:p>
          </table:table-cell>
          <table:table-cell table:style-name="ce8" table:formula="of:=([.J44]*[.I44]+[.I43]*[.J43]*[.I42]*[.J42]+[.J41]*[.I41]+[.I40]*[.J40]+[.J39]*[.I39]+[.I38]*[.J38]+[.J37]*[.I37])/100" office:value-type="float" office:value="0" calcext:value-type="float">
            <text:p>0</text:p>
          </table:table-cell>
          <table:table-cell table:style-name="ce8" table:formula="of:=([.K44]*[.J44]+[.J43]*[.K43]*[.J42]*[.K42]+[.K41]*[.J41]+[.J40]*[.K40]+[.K39]*[.J39]+[.J38]*[.K38]+[.K37]*[.J37])/100" office:value-type="float" office:value="0" calcext:value-type="float">
            <text:p>0</text:p>
          </table:table-cell>
          <table:table-cell table:style-name="ce8" table:formula="of:=([.L44]*[.K44]+[.K43]*[.L43]*[.K42]*[.L42]+[.L41]*[.K41]+[.K40]*[.L40]+[.L39]*[.K39]+[.K38]*[.L38]+[.L37]*[.K37])/100" office:value-type="float" office:value="0" calcext:value-type="float">
            <text:p>0</text:p>
          </table:table-cell>
          <table:table-cell table:style-name="ce8" table:formula="of:=([.M44]*[.L44]+[.L43]*[.M43]*[.L42]*[.M42]+[.M41]*[.L41]+[.L40]*[.M40]+[.M39]*[.L39]+[.L38]*[.M38]+[.M37]*[.L37])/100" office:value-type="float" office:value="0" calcext:value-type="float">
            <text:p>0</text:p>
          </table:table-cell>
          <table:table-cell table:style-name="ce8" table:formula="of:=([.N44]*[.M44]+[.M43]*[.N43]*[.M42]*[.N42]+[.N41]*[.M41]+[.M40]*[.N40]+[.N39]*[.M39]+[.M38]*[.N38]+[.N37]*[.M37])/100" office:value-type="float" office:value="0" calcext:value-type="float">
            <text:p>0</text:p>
          </table:table-cell>
          <table:table-cell table:style-name="ce8" table:formula="of:=([.O44]*[.N44]+[.N43]*[.O43]*[.N42]*[.O42]+[.O41]*[.N41]+[.N40]*[.O40]+[.O39]*[.N39]+[.N38]*[.O38]+[.O37]*[.N37])/100" office:value-type="float" office:value="0" calcext:value-type="float">
            <text:p>0</text:p>
          </table:table-cell>
          <table:table-cell table:style-name="ce8" table:formula="of:=([.P44]*[.O44]+[.O43]*[.P43]*[.O42]*[.P42]+[.P41]*[.O41]+[.O40]*[.P40]+[.P39]*[.O39]+[.O38]*[.P38]+[.P37]*[.O37])/100" office:value-type="float" office:value="0" calcext:value-type="float">
            <text:p>0</text:p>
          </table:table-cell>
          <table:table-cell table:style-name="ce8" table:formula="of:=([.Q44]*[.P44]+[.P43]*[.Q43]*[.P42]*[.Q42]+[.Q41]*[.P41]+[.P40]*[.Q40]+[.Q39]*[.P39]+[.P38]*[.Q38]+[.Q37]*[.P37])/100" office:value-type="float" office:value="0" calcext:value-type="float">
            <text:p>0</text:p>
          </table:table-cell>
          <table:table-cell table:style-name="ce8" table:formula="of:=([.R44]*[.Q44]+[.Q43]*[.R43]*[.Q42]*[.R42]+[.R41]*[.Q41]+[.Q40]*[.R40]+[.R39]*[.Q39]+[.Q38]*[.R38]+[.R37]*[.Q37])/100" office:value-type="float" office:value="0" calcext:value-type="float">
            <text:p>0</text:p>
          </table:table-cell>
          <table:table-cell table:style-name="ce8" table:formula="of:=([.S44]*[.R44]+[.R43]*[.S43]*[.R42]*[.S42]+[.S41]*[.R41]+[.R40]*[.S40]+[.S39]*[.R39]+[.R38]*[.S38]+[.S37]*[.R37])/100" office:value-type="float" office:value="0" calcext:value-type="float">
            <text:p>0</text:p>
          </table:table-cell>
          <table:table-cell table:style-name="ce8" table:formula="of:=([.T44]*[.S44]+[.S43]*[.T43]*[.S42]*[.T42]+[.T41]*[.S41]+[.S40]*[.T40]+[.T39]*[.S39]+[.S38]*[.T38]+[.T37]*[.S37])/100" office:value-type="float" office:value="0" calcext:value-type="float">
            <text:p>0</text:p>
          </table:table-cell>
          <table:table-cell table:style-name="ce8" table:formula="of:=([.U44]*[.T44]+[.T43]*[.U43]*[.T42]*[.U42]+[.U41]*[.T41]+[.T40]*[.U40]+[.U39]*[.T39]+[.T38]*[.U38]+[.U37]*[.T37])/100" office:value-type="float" office:value="0" calcext:value-type="float">
            <text:p>0</text:p>
          </table:table-cell>
          <table:table-cell table:style-name="ce8" table:formula="of:=([.V44]*[.U44]+[.U43]*[.V43]*[.U42]*[.V42]+[.V41]*[.U41]+[.U40]*[.V40]+[.V39]*[.U39]+[.U38]*[.V38]+[.V37]*[.U37])/100" office:value-type="float" office:value="0" calcext:value-type="float">
            <text:p>0</text:p>
          </table:table-cell>
          <table:table-cell table:style-name="ce8" table:formula="of:=([.W44]*[.V44]+[.V43]*[.W43]*[.V42]*[.W42]+[.W41]*[.V41]+[.V40]*[.W40]+[.W39]*[.V39]+[.V38]*[.W38]+[.W37]*[.V37])/100" office:value-type="float" office:value="0" calcext:value-type="float">
            <text:p>0</text:p>
          </table:table-cell>
          <table:table-cell table:style-name="ce8" table:formula="of:=([.X44]*[.W44]+[.W43]*[.X43]*[.W42]*[.X42]+[.X41]*[.W41]+[.W40]*[.X40]+[.X39]*[.W39]+[.W38]*[.X38]+[.X37]*[.W37])/100" office:value-type="float" office:value="0" calcext:value-type="float">
            <text:p>0</text:p>
          </table:table-cell>
          <table:table-cell table:style-name="ce8" table:formula="of:=([.Y44]*[.X44]+[.X43]*[.Y43]*[.X42]*[.Y42]+[.Y41]*[.X41]+[.X40]*[.Y40]+[.Y39]*[.X39]+[.X38]*[.Y38]+[.Y37]*[.X37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5</text:p>
            <text:p>Interconecta sistemas en red configurando dispositivos y protocol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 configurado el protocolo TCP/IP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n configurado redes de área local cableadas.</text:p>
          </table:table-cell>
          <table:table-cell table:style-name="ce8" office:value-type="float" office:value="15" calcext:value-type="float">
            <text:p>1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n configurado redes de área local inalámbrica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n utilizado dispositivos de interconexión de rede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 configurado el acceso a redes de área extens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n gestionado puertos de comunicacione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 verificado el funcionamiento de la red mediante el uso</text:p>
            <text:p> de comandos y herramientas básicas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h) Se han aplicado protocolos seguros de comunicacione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54]*[.B54]+[.B53]*[.C53]*[.B52]*[.C52]+[.C51]*[.B51]+[.B50]*[.C50]+[.C49]*[.B49]+[.B48]*[.C48]+[.C47]*[.B47])/100" office:value-type="float" office:value="0" calcext:value-type="float">
            <text:p>0</text:p>
          </table:table-cell>
          <table:table-cell table:style-name="ce8" table:formula="of:=([.D54]*[.C54]+[.C53]*[.D53]*[.C52]*[.D52]+[.D51]*[.C51]+[.C50]*[.D50]+[.D49]*[.C49]+[.C48]*[.D48]+[.D47]*[.C47])/100" office:value-type="float" office:value="0" calcext:value-type="float">
            <text:p>0</text:p>
          </table:table-cell>
          <table:table-cell table:style-name="ce8" table:formula="of:=([.E54]*[.D54]+[.D53]*[.E53]*[.D52]*[.E52]+[.E51]*[.D51]+[.D50]*[.E50]+[.E49]*[.D49]+[.D48]*[.E48]+[.E47]*[.D47])/100" office:value-type="float" office:value="0" calcext:value-type="float">
            <text:p>0</text:p>
          </table:table-cell>
          <table:table-cell table:style-name="ce8" table:formula="of:=([.F54]*[.E54]+[.E53]*[.F53]*[.E52]*[.F52]+[.F51]*[.E51]+[.E50]*[.F50]+[.F49]*[.E49]+[.E48]*[.F48]+[.F47]*[.E47])/100" office:value-type="float" office:value="0" calcext:value-type="float">
            <text:p>0</text:p>
          </table:table-cell>
          <table:table-cell table:style-name="ce8" table:formula="of:=([.G54]*[.F54]+[.F53]*[.G53]*[.F52]*[.G52]+[.G51]*[.F51]+[.F50]*[.G50]+[.G49]*[.F49]+[.F48]*[.G48]+[.G47]*[.F47])/100" office:value-type="float" office:value="0" calcext:value-type="float">
            <text:p>0</text:p>
          </table:table-cell>
          <table:table-cell table:style-name="ce8" table:formula="of:=([.H54]*[.G54]+[.G53]*[.H53]*[.G52]*[.H52]+[.H51]*[.G51]+[.G50]*[.H50]+[.H49]*[.G49]+[.G48]*[.H48]+[.H47]*[.G47])/100" office:value-type="float" office:value="0" calcext:value-type="float">
            <text:p>0</text:p>
          </table:table-cell>
          <table:table-cell table:style-name="ce8" table:formula="of:=([.I54]*[.H54]+[.H53]*[.I53]*[.H52]*[.I52]+[.I51]*[.H51]+[.H50]*[.I50]+[.I49]*[.H49]+[.H48]*[.I48]+[.I47]*[.H47])/100" office:value-type="float" office:value="0" calcext:value-type="float">
            <text:p>0</text:p>
          </table:table-cell>
          <table:table-cell table:style-name="ce8" table:formula="of:=([.J54]*[.I54]+[.I53]*[.J53]*[.I52]*[.J52]+[.J51]*[.I51]+[.I50]*[.J50]+[.J49]*[.I49]+[.I48]*[.J48]+[.J47]*[.I47])/100" office:value-type="float" office:value="0" calcext:value-type="float">
            <text:p>0</text:p>
          </table:table-cell>
          <table:table-cell table:style-name="ce8" table:formula="of:=([.K54]*[.J54]+[.J53]*[.K53]*[.J52]*[.K52]+[.K51]*[.J51]+[.J50]*[.K50]+[.K49]*[.J49]+[.J48]*[.K48]+[.K47]*[.J47])/100" office:value-type="float" office:value="0" calcext:value-type="float">
            <text:p>0</text:p>
          </table:table-cell>
          <table:table-cell table:style-name="ce8" table:formula="of:=([.L54]*[.K54]+[.K53]*[.L53]*[.K52]*[.L52]+[.L51]*[.K51]+[.K50]*[.L50]+[.L49]*[.K49]+[.K48]*[.L48]+[.L47]*[.K47])/100" office:value-type="float" office:value="0" calcext:value-type="float">
            <text:p>0</text:p>
          </table:table-cell>
          <table:table-cell table:style-name="ce8" table:formula="of:=([.M54]*[.L54]+[.L53]*[.M53]*[.L52]*[.M52]+[.M51]*[.L51]+[.L50]*[.M50]+[.M49]*[.L49]+[.L48]*[.M48]+[.M47]*[.L47])/100" office:value-type="float" office:value="0" calcext:value-type="float">
            <text:p>0</text:p>
          </table:table-cell>
          <table:table-cell table:style-name="ce8" table:formula="of:=([.N54]*[.M54]+[.M53]*[.N53]*[.M52]*[.N52]+[.N51]*[.M51]+[.M50]*[.N50]+[.N49]*[.M49]+[.M48]*[.N48]+[.N47]*[.M47])/100" office:value-type="float" office:value="0" calcext:value-type="float">
            <text:p>0</text:p>
          </table:table-cell>
          <table:table-cell table:style-name="ce8" table:formula="of:=([.O54]*[.N54]+[.N53]*[.O53]*[.N52]*[.O52]+[.O51]*[.N51]+[.N50]*[.O50]+[.O49]*[.N49]+[.N48]*[.O48]+[.O47]*[.N47])/100" office:value-type="float" office:value="0" calcext:value-type="float">
            <text:p>0</text:p>
          </table:table-cell>
          <table:table-cell table:style-name="ce8" table:formula="of:=([.P54]*[.O54]+[.O53]*[.P53]*[.O52]*[.P52]+[.P51]*[.O51]+[.O50]*[.P50]+[.P49]*[.O49]+[.O48]*[.P48]+[.P47]*[.O47])/100" office:value-type="float" office:value="0" calcext:value-type="float">
            <text:p>0</text:p>
          </table:table-cell>
          <table:table-cell table:style-name="ce8" table:formula="of:=([.Q54]*[.P54]+[.P53]*[.Q53]*[.P52]*[.Q52]+[.Q51]*[.P51]+[.P50]*[.Q50]+[.Q49]*[.P49]+[.P48]*[.Q48]+[.Q47]*[.P47])/100" office:value-type="float" office:value="0" calcext:value-type="float">
            <text:p>0</text:p>
          </table:table-cell>
          <table:table-cell table:style-name="ce8" table:formula="of:=([.R54]*[.Q54]+[.Q53]*[.R53]*[.Q52]*[.R52]+[.R51]*[.Q51]+[.Q50]*[.R50]+[.R49]*[.Q49]+[.Q48]*[.R48]+[.R47]*[.Q47])/100" office:value-type="float" office:value="0" calcext:value-type="float">
            <text:p>0</text:p>
          </table:table-cell>
          <table:table-cell table:style-name="ce8" table:formula="of:=([.S54]*[.R54]+[.R53]*[.S53]*[.R52]*[.S52]+[.S51]*[.R51]+[.R50]*[.S50]+[.S49]*[.R49]+[.R48]*[.S48]+[.S47]*[.R47])/100" office:value-type="float" office:value="0" calcext:value-type="float">
            <text:p>0</text:p>
          </table:table-cell>
          <table:table-cell table:style-name="ce8" table:formula="of:=([.T54]*[.S54]+[.S53]*[.T53]*[.S52]*[.T52]+[.T51]*[.S51]+[.S50]*[.T50]+[.T49]*[.S49]+[.S48]*[.T48]+[.T47]*[.S47])/100" office:value-type="float" office:value="0" calcext:value-type="float">
            <text:p>0</text:p>
          </table:table-cell>
          <table:table-cell table:style-name="ce8" table:formula="of:=([.U54]*[.T54]+[.T53]*[.U53]*[.T52]*[.U52]+[.U51]*[.T51]+[.T50]*[.U50]+[.U49]*[.T49]+[.T48]*[.U48]+[.U47]*[.T47])/100" office:value-type="float" office:value="0" calcext:value-type="float">
            <text:p>0</text:p>
          </table:table-cell>
          <table:table-cell table:style-name="ce8" table:formula="of:=([.V54]*[.U54]+[.U53]*[.V53]*[.U52]*[.V52]+[.V51]*[.U51]+[.U50]*[.V50]+[.V49]*[.U49]+[.U48]*[.V48]+[.V47]*[.U47])/100" office:value-type="float" office:value="0" calcext:value-type="float">
            <text:p>0</text:p>
          </table:table-cell>
          <table:table-cell table:style-name="ce8" table:formula="of:=([.W54]*[.V54]+[.V53]*[.W53]*[.V52]*[.W52]+[.W51]*[.V51]+[.V50]*[.W50]+[.W49]*[.V49]+[.V48]*[.W48]+[.W47]*[.V47])/100" office:value-type="float" office:value="0" calcext:value-type="float">
            <text:p>0</text:p>
          </table:table-cell>
          <table:table-cell table:style-name="ce8" table:formula="of:=([.X54]*[.W54]+[.W53]*[.X53]*[.W52]*[.X52]+[.X51]*[.W51]+[.W50]*[.X50]+[.X49]*[.W49]+[.W48]*[.X48]+[.X47]*[.W47])/100" office:value-type="float" office:value="0" calcext:value-type="float">
            <text:p>0</text:p>
          </table:table-cell>
          <table:table-cell table:style-name="ce8" table:formula="of:=([.Y54]*[.X54]+[.X53]*[.Y53]*[.X52]*[.Y52]+[.Y51]*[.X51]+[.X50]*[.Y50]+[.Y49]*[.X49]+[.X48]*[.Y48]+[.Y47]*[.X47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6</text:p>
            <text:p>Opera sistemas en red gestionando sus recursos e identificando</text:p>
            <text:p> las restricciones de seguridad existente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 configurado el acceso a recursos locales y recursos de red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n identificado y configurado los derechos de usuario</text:p>
            <text:p> y directivas de seguridad.</text:p>
          </table:table-cell>
          <table:table-cell table:style-name="ce8" office:value-type="float" office:value="20" calcext:value-type="float">
            <text:p>2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n explotado servidores de ficheros, servidores de </text:p>
            <text:p>impresión y servidores de aplicacione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 accedido a los servidores utilizando técnicas </text:p>
            <text:p>de conexión remota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 evaluado la necesidad de proteger los recursos y el sistema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n instalado y evaluado utilidades de seguridad básica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n configurado y explotado dominios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63]*[.B63]+[.B62]*[.C62]*[.B61]*[.C61]+[.C60]*[.B60]+[.B59]*[.C59]+[.C58]*[.B58]+[.B57]*[.C57])/100" office:value-type="float" office:value="0" calcext:value-type="float">
            <text:p>0</text:p>
          </table:table-cell>
          <table:table-cell table:style-name="ce8" table:formula="of:=([.D63]*[.C63]+[.C62]*[.D62]*[.C61]*[.D61]+[.D60]*[.C60]+[.C59]*[.D59]+[.D58]*[.C58]+[.C57]*[.D57])/100" office:value-type="float" office:value="0" calcext:value-type="float">
            <text:p>0</text:p>
          </table:table-cell>
          <table:table-cell table:style-name="ce8" table:formula="of:=([.E63]*[.D63]+[.D62]*[.E62]*[.D61]*[.E61]+[.E60]*[.D60]+[.D59]*[.E59]+[.E58]*[.D58]+[.D57]*[.E57])/100" office:value-type="float" office:value="0" calcext:value-type="float">
            <text:p>0</text:p>
          </table:table-cell>
          <table:table-cell table:style-name="ce8" table:formula="of:=([.F63]*[.E63]+[.E62]*[.F62]*[.E61]*[.F61]+[.F60]*[.E60]+[.E59]*[.F59]+[.F58]*[.E58]+[.E57]*[.F57])/100" office:value-type="float" office:value="0" calcext:value-type="float">
            <text:p>0</text:p>
          </table:table-cell>
          <table:table-cell table:style-name="ce8" table:formula="of:=([.G63]*[.F63]+[.F62]*[.G62]*[.F61]*[.G61]+[.G60]*[.F60]+[.F59]*[.G59]+[.G58]*[.F58]+[.F57]*[.G57])/100" office:value-type="float" office:value="0" calcext:value-type="float">
            <text:p>0</text:p>
          </table:table-cell>
          <table:table-cell table:style-name="ce8" table:formula="of:=([.H63]*[.G63]+[.G62]*[.H62]*[.G61]*[.H61]+[.H60]*[.G60]+[.G59]*[.H59]+[.H58]*[.G58]+[.G57]*[.H57])/100" office:value-type="float" office:value="0" calcext:value-type="float">
            <text:p>0</text:p>
          </table:table-cell>
          <table:table-cell table:style-name="ce8" table:formula="of:=([.I63]*[.H63]+[.H62]*[.I62]*[.H61]*[.I61]+[.I60]*[.H60]+[.H59]*[.I59]+[.I58]*[.H58]+[.H57]*[.I57])/100" office:value-type="float" office:value="0" calcext:value-type="float">
            <text:p>0</text:p>
          </table:table-cell>
          <table:table-cell table:style-name="ce8" table:formula="of:=([.J63]*[.I63]+[.I62]*[.J62]*[.I61]*[.J61]+[.J60]*[.I60]+[.I59]*[.J59]+[.J58]*[.I58]+[.I57]*[.J57])/100" office:value-type="float" office:value="0" calcext:value-type="float">
            <text:p>0</text:p>
          </table:table-cell>
          <table:table-cell table:style-name="ce8" table:formula="of:=([.K63]*[.J63]+[.J62]*[.K62]*[.J61]*[.K61]+[.K60]*[.J60]+[.J59]*[.K59]+[.K58]*[.J58]+[.J57]*[.K57])/100" office:value-type="float" office:value="0" calcext:value-type="float">
            <text:p>0</text:p>
          </table:table-cell>
          <table:table-cell table:style-name="ce8" table:formula="of:=([.L63]*[.K63]+[.K62]*[.L62]*[.K61]*[.L61]+[.L60]*[.K60]+[.K59]*[.L59]+[.L58]*[.K58]+[.K57]*[.L57])/100" office:value-type="float" office:value="0" calcext:value-type="float">
            <text:p>0</text:p>
          </table:table-cell>
          <table:table-cell table:style-name="ce8" table:formula="of:=([.M63]*[.L63]+[.L62]*[.M62]*[.L61]*[.M61]+[.M60]*[.L60]+[.L59]*[.M59]+[.M58]*[.L58]+[.L57]*[.M57])/100" office:value-type="float" office:value="0" calcext:value-type="float">
            <text:p>0</text:p>
          </table:table-cell>
          <table:table-cell table:style-name="ce8" table:formula="of:=([.N63]*[.M63]+[.M62]*[.N62]*[.M61]*[.N61]+[.N60]*[.M60]+[.M59]*[.N59]+[.N58]*[.M58]+[.M57]*[.N57])/100" office:value-type="float" office:value="0" calcext:value-type="float">
            <text:p>0</text:p>
          </table:table-cell>
          <table:table-cell table:style-name="ce8" table:formula="of:=([.O63]*[.N63]+[.N62]*[.O62]*[.N61]*[.O61]+[.O60]*[.N60]+[.N59]*[.O59]+[.O58]*[.N58]+[.N57]*[.O57])/100" office:value-type="float" office:value="0" calcext:value-type="float">
            <text:p>0</text:p>
          </table:table-cell>
          <table:table-cell table:style-name="ce8" table:formula="of:=([.P63]*[.O63]+[.O62]*[.P62]*[.O61]*[.P61]+[.P60]*[.O60]+[.O59]*[.P59]+[.P58]*[.O58]+[.O57]*[.P57])/100" office:value-type="float" office:value="0" calcext:value-type="float">
            <text:p>0</text:p>
          </table:table-cell>
          <table:table-cell table:style-name="ce8" table:formula="of:=([.Q63]*[.P63]+[.P62]*[.Q62]*[.P61]*[.Q61]+[.Q60]*[.P60]+[.P59]*[.Q59]+[.Q58]*[.P58]+[.P57]*[.Q57])/100" office:value-type="float" office:value="0" calcext:value-type="float">
            <text:p>0</text:p>
          </table:table-cell>
          <table:table-cell table:style-name="ce8" table:formula="of:=([.R63]*[.Q63]+[.Q62]*[.R62]*[.Q61]*[.R61]+[.R60]*[.Q60]+[.Q59]*[.R59]+[.R58]*[.Q58]+[.Q57]*[.R57])/100" office:value-type="float" office:value="0" calcext:value-type="float">
            <text:p>0</text:p>
          </table:table-cell>
          <table:table-cell table:style-name="ce8" table:formula="of:=([.S63]*[.R63]+[.R62]*[.S62]*[.R61]*[.S61]+[.S60]*[.R60]+[.R59]*[.S59]+[.S58]*[.R58]+[.R57]*[.S57])/100" office:value-type="float" office:value="0" calcext:value-type="float">
            <text:p>0</text:p>
          </table:table-cell>
          <table:table-cell table:style-name="ce8" table:formula="of:=([.T63]*[.S63]+[.S62]*[.T62]*[.S61]*[.T61]+[.T60]*[.S60]+[.S59]*[.T59]+[.T58]*[.S58]+[.S57]*[.T57])/100" office:value-type="float" office:value="0" calcext:value-type="float">
            <text:p>0</text:p>
          </table:table-cell>
          <table:table-cell table:style-name="ce8" table:formula="of:=([.U63]*[.T63]+[.T62]*[.U62]*[.T61]*[.U61]+[.U60]*[.T60]+[.T59]*[.U59]+[.U58]*[.T58]+[.T57]*[.U57])/100" office:value-type="float" office:value="0" calcext:value-type="float">
            <text:p>0</text:p>
          </table:table-cell>
          <table:table-cell table:style-name="ce8" table:formula="of:=([.V63]*[.U63]+[.U62]*[.V62]*[.U61]*[.V61]+[.V60]*[.U60]+[.U59]*[.V59]+[.V58]*[.U58]+[.U57]*[.V57])/100" office:value-type="float" office:value="0" calcext:value-type="float">
            <text:p>0</text:p>
          </table:table-cell>
          <table:table-cell table:style-name="ce8" table:formula="of:=([.W63]*[.V63]+[.V62]*[.W62]*[.V61]*[.W61]+[.W60]*[.V60]+[.V59]*[.W59]+[.W58]*[.V58]+[.V57]*[.W57])/100" office:value-type="float" office:value="0" calcext:value-type="float">
            <text:p>0</text:p>
          </table:table-cell>
          <table:table-cell table:style-name="ce8" table:formula="of:=([.X63]*[.W63]+[.W62]*[.X62]*[.W61]*[.X61]+[.X60]*[.W60]+[.W59]*[.X59]+[.X58]*[.W58]+[.W57]*[.X57])/100" office:value-type="float" office:value="0" calcext:value-type="float">
            <text:p>0</text:p>
          </table:table-cell>
          <table:table-cell table:style-name="ce8" table:formula="of:=([.Y63]*[.X63]+[.X62]*[.Y62]*[.X61]*[.Y61]+[.Y60]*[.X60]+[.X59]*[.Y59]+[.Y58]*[.X58]+[.X57]*[.Y57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3" office:value-type="string" calcext:value-type="string">
            <text:p>RA 7</text:p>
            <text:p>Elabora documentación valorando y utilizando aplicaciones</text:p>
            <text:p> informáticas de propósito general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a) Se ha clasificado software en función de su licencia y propósito.</text:p>
          </table:table-cell>
          <table:table-cell table:style-name="ce8" office:value-type="float" office:value="40" calcext:value-type="float">
            <text:p>4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b) Se han analizado las necesidades específicas de software </text:p>
            <text:p>asociadas al uso de sistemas informáticos en diferentes entornos productivo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c) Se han realizado tareas de documentación mediante el uso</text:p>
            <text:p> de herramientas ofimáticas y de trabajo colaborativo.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d) Se han utilizado sistemas de correo y mensajería electrónica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e) Se han utilizado los servicios de transferencia de ficheros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f) Se han utilizado métodos de búsqueda de documentación técnica</text:p>
            <text:p> mediante el uso de servicios de Internet.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4" office:value-type="string" calcext:value-type="string">
            <text:p>g) Se han utilizado herramientas de propósito general.</text:p>
          </table:table-cell>
          <table:table-cell table:style-name="ce8" office:value-type="float" office:value="30" calcext:value-type="float">
            <text:p>30</text:p>
          </table:table-cell>
          <table:table-cell table:style-name="ce7" table:number-columns-repeated="23"/>
          <table:table-cell table:style-name="ce1"/>
          <table:table-cell table:number-columns-repeated="998"/>
        </table:table-row>
        <table:table-row table:style-name="ro1">
          <table:table-cell table:style-name="ce5" office:value-type="string" calcext:value-type="string">
            <text:p>NOTA:</text:p>
          </table:table-cell>
          <table:table-cell table:style-name="ce7"/>
          <table:table-cell table:style-name="ce8" table:formula="of:=([.C72]*[.B72]+[.B71]*[.C71]*[.B70]*[.C70]+[.C69]*[.B69]+[.B68]*[.C68]+[.C67]*[.B67]+[.B66]*[.C66])/100" office:value-type="float" office:value="0" calcext:value-type="float">
            <text:p>0</text:p>
          </table:table-cell>
          <table:table-cell table:style-name="ce8" table:formula="of:=([.D72]*[.C72]+[.C71]*[.D71]*[.C70]*[.D70]+[.D69]*[.C69]+[.C68]*[.D68]+[.D67]*[.C67]+[.C66]*[.D66])/100" office:value-type="float" office:value="0" calcext:value-type="float">
            <text:p>0</text:p>
          </table:table-cell>
          <table:table-cell table:style-name="ce8" table:formula="of:=([.E72]*[.D72]+[.D71]*[.E71]*[.D70]*[.E70]+[.E69]*[.D69]+[.D68]*[.E68]+[.E67]*[.D67]+[.D66]*[.E66])/100" office:value-type="float" office:value="0" calcext:value-type="float">
            <text:p>0</text:p>
          </table:table-cell>
          <table:table-cell table:style-name="ce8" table:formula="of:=([.F72]*[.E72]+[.E71]*[.F71]*[.E70]*[.F70]+[.F69]*[.E69]+[.E68]*[.F68]+[.F67]*[.E67]+[.E66]*[.F66])/100" office:value-type="float" office:value="0" calcext:value-type="float">
            <text:p>0</text:p>
          </table:table-cell>
          <table:table-cell table:style-name="ce8" table:formula="of:=([.G72]*[.F72]+[.F71]*[.G71]*[.F70]*[.G70]+[.G69]*[.F69]+[.F68]*[.G68]+[.G67]*[.F67]+[.F66]*[.G66])/100" office:value-type="float" office:value="0" calcext:value-type="float">
            <text:p>0</text:p>
          </table:table-cell>
          <table:table-cell table:style-name="ce8" table:formula="of:=([.H72]*[.G72]+[.G71]*[.H71]*[.G70]*[.H70]+[.H69]*[.G69]+[.G68]*[.H68]+[.H67]*[.G67]+[.G66]*[.H66])/100" office:value-type="float" office:value="0" calcext:value-type="float">
            <text:p>0</text:p>
          </table:table-cell>
          <table:table-cell table:style-name="ce8" table:formula="of:=([.I72]*[.H72]+[.H71]*[.I71]*[.H70]*[.I70]+[.I69]*[.H69]+[.H68]*[.I68]+[.I67]*[.H67]+[.H66]*[.I66])/100" office:value-type="float" office:value="0" calcext:value-type="float">
            <text:p>0</text:p>
          </table:table-cell>
          <table:table-cell table:style-name="ce8" table:formula="of:=([.J72]*[.I72]+[.I71]*[.J71]*[.I70]*[.J70]+[.J69]*[.I69]+[.I68]*[.J68]+[.J67]*[.I67]+[.I66]*[.J66])/100" office:value-type="float" office:value="0" calcext:value-type="float">
            <text:p>0</text:p>
          </table:table-cell>
          <table:table-cell table:style-name="ce8" table:formula="of:=([.K72]*[.J72]+[.J71]*[.K71]*[.J70]*[.K70]+[.K69]*[.J69]+[.J68]*[.K68]+[.K67]*[.J67]+[.J66]*[.K66])/100" office:value-type="float" office:value="0" calcext:value-type="float">
            <text:p>0</text:p>
          </table:table-cell>
          <table:table-cell table:style-name="ce8" table:formula="of:=([.L72]*[.K72]+[.K71]*[.L71]*[.K70]*[.L70]+[.L69]*[.K69]+[.K68]*[.L68]+[.L67]*[.K67]+[.K66]*[.L66])/100" office:value-type="float" office:value="0" calcext:value-type="float">
            <text:p>0</text:p>
          </table:table-cell>
          <table:table-cell table:style-name="ce8" table:formula="of:=([.M72]*[.L72]+[.L71]*[.M71]*[.L70]*[.M70]+[.M69]*[.L69]+[.L68]*[.M68]+[.M67]*[.L67]+[.L66]*[.M66])/100" office:value-type="float" office:value="0" calcext:value-type="float">
            <text:p>0</text:p>
          </table:table-cell>
          <table:table-cell table:style-name="ce8" table:formula="of:=([.N72]*[.M72]+[.M71]*[.N71]*[.M70]*[.N70]+[.N69]*[.M69]+[.M68]*[.N68]+[.N67]*[.M67]+[.M66]*[.N66])/100" office:value-type="float" office:value="0" calcext:value-type="float">
            <text:p>0</text:p>
          </table:table-cell>
          <table:table-cell table:style-name="ce8" table:formula="of:=([.O72]*[.N72]+[.N71]*[.O71]*[.N70]*[.O70]+[.O69]*[.N69]+[.N68]*[.O68]+[.O67]*[.N67]+[.N66]*[.O66])/100" office:value-type="float" office:value="0" calcext:value-type="float">
            <text:p>0</text:p>
          </table:table-cell>
          <table:table-cell table:style-name="ce8" table:formula="of:=([.P72]*[.O72]+[.O71]*[.P71]*[.O70]*[.P70]+[.P69]*[.O69]+[.O68]*[.P68]+[.P67]*[.O67]+[.O66]*[.P66])/100" office:value-type="float" office:value="0" calcext:value-type="float">
            <text:p>0</text:p>
          </table:table-cell>
          <table:table-cell table:style-name="ce8" table:formula="of:=([.Q72]*[.P72]+[.P71]*[.Q71]*[.P70]*[.Q70]+[.Q69]*[.P69]+[.P68]*[.Q68]+[.Q67]*[.P67]+[.P66]*[.Q66])/100" office:value-type="float" office:value="0" calcext:value-type="float">
            <text:p>0</text:p>
          </table:table-cell>
          <table:table-cell table:style-name="ce8" table:formula="of:=([.R72]*[.Q72]+[.Q71]*[.R71]*[.Q70]*[.R70]+[.R69]*[.Q69]+[.Q68]*[.R68]+[.R67]*[.Q67]+[.Q66]*[.R66])/100" office:value-type="float" office:value="0" calcext:value-type="float">
            <text:p>0</text:p>
          </table:table-cell>
          <table:table-cell table:style-name="ce8" table:formula="of:=([.S72]*[.R72]+[.R71]*[.S71]*[.R70]*[.S70]+[.S69]*[.R69]+[.R68]*[.S68]+[.S67]*[.R67]+[.R66]*[.S66])/100" office:value-type="float" office:value="0" calcext:value-type="float">
            <text:p>0</text:p>
          </table:table-cell>
          <table:table-cell table:style-name="ce8" table:formula="of:=([.T72]*[.S72]+[.S71]*[.T71]*[.S70]*[.T70]+[.T69]*[.S69]+[.S68]*[.T68]+[.T67]*[.S67]+[.S66]*[.T66])/100" office:value-type="float" office:value="0" calcext:value-type="float">
            <text:p>0</text:p>
          </table:table-cell>
          <table:table-cell table:style-name="ce8" table:formula="of:=([.U72]*[.T72]+[.T71]*[.U71]*[.T70]*[.U70]+[.U69]*[.T69]+[.T68]*[.U68]+[.U67]*[.T67]+[.T66]*[.U66])/100" office:value-type="float" office:value="0" calcext:value-type="float">
            <text:p>0</text:p>
          </table:table-cell>
          <table:table-cell table:style-name="ce8" table:formula="of:=([.V72]*[.U72]+[.U71]*[.V71]*[.U70]*[.V70]+[.V69]*[.U69]+[.U68]*[.V68]+[.V67]*[.U67]+[.U66]*[.V66])/100" office:value-type="float" office:value="0" calcext:value-type="float">
            <text:p>0</text:p>
          </table:table-cell>
          <table:table-cell table:style-name="ce8" table:formula="of:=([.W72]*[.V72]+[.V71]*[.W71]*[.V70]*[.W70]+[.W69]*[.V69]+[.V68]*[.W68]+[.W67]*[.V67]+[.V66]*[.W66])/100" office:value-type="float" office:value="0" calcext:value-type="float">
            <text:p>0</text:p>
          </table:table-cell>
          <table:table-cell table:style-name="ce8" table:formula="of:=([.X72]*[.W72]+[.W71]*[.X71]*[.W70]*[.X70]+[.X69]*[.W69]+[.W68]*[.X68]+[.X67]*[.W67]+[.W66]*[.X66])/100" office:value-type="float" office:value="0" calcext:value-type="float">
            <text:p>0</text:p>
          </table:table-cell>
          <table:table-cell table:style-name="ce8" table:formula="of:=([.Y72]*[.X72]+[.X71]*[.Y71]*[.X70]*[.Y70]+[.Y69]*[.X69]+[.X68]*[.Y68]+[.Y67]*[.X67]+[.X66]*[.Y66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6" office:value-type="string" calcext:value-type="string">
            <text:p>NOTA FINAL:</text:p>
          </table:table-cell>
          <table:table-cell table:style-name="ce1"/>
          <table:table-cell table:style-name="ce6" table:formula="of:=([.C73]*[.B65]+[.C64]*[.B56]+[.C55]*[.B46]+[.C45]*[.B36]+[.C35]*[.B26]+[.C25]*[.B15]+[.C14]*[.B5])/100" office:value-type="float" office:value="0" calcext:value-type="float">
            <text:p>0</text:p>
          </table:table-cell>
          <table:table-cell table:style-name="ce6" table:formula="of:=([.D73]*[.C65]+[.D64]*[.C56]+[.D55]*[.C46]+[.D45]*[.C36]+[.D35]*[.C26]+[.D25]*[.C15]+[.D14]*[.C5])/100" office:value-type="float" office:value="0" calcext:value-type="float">
            <text:p>0</text:p>
          </table:table-cell>
          <table:table-cell table:style-name="ce6" table:formula="of:=([.E73]*[.D65]+[.E64]*[.D56]+[.E55]*[.D46]+[.E45]*[.D36]+[.E35]*[.D26]+[.E25]*[.D15]+[.E14]*[.D5])/100" office:value-type="float" office:value="0" calcext:value-type="float">
            <text:p>0</text:p>
          </table:table-cell>
          <table:table-cell table:style-name="ce6" table:formula="of:=([.F73]*[.E65]+[.F64]*[.E56]+[.F55]*[.E46]+[.F45]*[.E36]+[.F35]*[.E26]+[.F25]*[.E15]+[.F14]*[.E5])/100" office:value-type="float" office:value="0" calcext:value-type="float">
            <text:p>0</text:p>
          </table:table-cell>
          <table:table-cell table:style-name="ce6" table:formula="of:=([.G73]*[.F65]+[.G64]*[.F56]+[.G55]*[.F46]+[.G45]*[.F36]+[.G35]*[.F26]+[.G25]*[.F15]+[.G14]*[.F5])/100" office:value-type="float" office:value="0" calcext:value-type="float">
            <text:p>0</text:p>
          </table:table-cell>
          <table:table-cell table:style-name="ce6" table:formula="of:=([.H73]*[.G65]+[.H64]*[.G56]+[.H55]*[.G46]+[.H45]*[.G36]+[.H35]*[.G26]+[.H25]*[.G15]+[.H14]*[.G5])/100" office:value-type="float" office:value="0" calcext:value-type="float">
            <text:p>0</text:p>
          </table:table-cell>
          <table:table-cell table:style-name="ce6" table:formula="of:=([.I73]*[.H65]+[.I64]*[.H56]+[.I55]*[.H46]+[.I45]*[.H36]+[.I35]*[.H26]+[.I25]*[.H15]+[.I14]*[.H5])/100" office:value-type="float" office:value="0" calcext:value-type="float">
            <text:p>0</text:p>
          </table:table-cell>
          <table:table-cell table:style-name="ce6" table:formula="of:=([.J73]*[.I65]+[.J64]*[.I56]+[.J55]*[.I46]+[.J45]*[.I36]+[.J35]*[.I26]+[.J25]*[.I15]+[.J14]*[.I5])/100" office:value-type="float" office:value="0" calcext:value-type="float">
            <text:p>0</text:p>
          </table:table-cell>
          <table:table-cell table:style-name="ce6" table:formula="of:=([.K73]*[.J65]+[.K64]*[.J56]+[.K55]*[.J46]+[.K45]*[.J36]+[.K35]*[.J26]+[.K25]*[.J15]+[.K14]*[.J5])/100" office:value-type="float" office:value="0" calcext:value-type="float">
            <text:p>0</text:p>
          </table:table-cell>
          <table:table-cell table:style-name="ce6" table:formula="of:=([.L73]*[.K65]+[.L64]*[.K56]+[.L55]*[.K46]+[.L45]*[.K36]+[.L35]*[.K26]+[.L25]*[.K15]+[.L14]*[.K5])/100" office:value-type="float" office:value="0" calcext:value-type="float">
            <text:p>0</text:p>
          </table:table-cell>
          <table:table-cell table:style-name="ce6" table:formula="of:=([.M73]*[.L65]+[.M64]*[.L56]+[.M55]*[.L46]+[.M45]*[.L36]+[.M35]*[.L26]+[.M25]*[.L15]+[.M14]*[.L5])/100" office:value-type="float" office:value="0" calcext:value-type="float">
            <text:p>0</text:p>
          </table:table-cell>
          <table:table-cell table:style-name="ce6" table:formula="of:=([.N73]*[.M65]+[.N64]*[.M56]+[.N55]*[.M46]+[.N45]*[.M36]+[.N35]*[.M26]+[.N25]*[.M15]+[.N14]*[.M5])/100" office:value-type="float" office:value="0" calcext:value-type="float">
            <text:p>0</text:p>
          </table:table-cell>
          <table:table-cell table:style-name="ce6" table:formula="of:=([.O73]*[.N65]+[.O64]*[.N56]+[.O55]*[.N46]+[.O45]*[.N36]+[.O35]*[.N26]+[.O25]*[.N15]+[.O14]*[.N5])/100" office:value-type="float" office:value="0" calcext:value-type="float">
            <text:p>0</text:p>
          </table:table-cell>
          <table:table-cell table:style-name="ce6" table:formula="of:=([.P73]*[.O65]+[.P64]*[.O56]+[.P55]*[.O46]+[.P45]*[.O36]+[.P35]*[.O26]+[.P25]*[.O15]+[.P14]*[.O5])/100" office:value-type="float" office:value="0" calcext:value-type="float">
            <text:p>0</text:p>
          </table:table-cell>
          <table:table-cell table:style-name="ce6" table:formula="of:=([.Q73]*[.P65]+[.Q64]*[.P56]+[.Q55]*[.P46]+[.Q45]*[.P36]+[.Q35]*[.P26]+[.Q25]*[.P15]+[.Q14]*[.P5])/100" office:value-type="float" office:value="0" calcext:value-type="float">
            <text:p>0</text:p>
          </table:table-cell>
          <table:table-cell table:style-name="ce6" table:formula="of:=([.R73]*[.Q65]+[.R64]*[.Q56]+[.R55]*[.Q46]+[.R45]*[.Q36]+[.R35]*[.Q26]+[.R25]*[.Q15]+[.R14]*[.Q5])/100" office:value-type="float" office:value="0" calcext:value-type="float">
            <text:p>0</text:p>
          </table:table-cell>
          <table:table-cell table:style-name="ce6" table:formula="of:=([.S73]*[.R65]+[.S64]*[.R56]+[.S55]*[.R46]+[.S45]*[.R36]+[.S35]*[.R26]+[.S25]*[.R15]+[.S14]*[.R5])/100" office:value-type="float" office:value="0" calcext:value-type="float">
            <text:p>0</text:p>
          </table:table-cell>
          <table:table-cell table:style-name="ce6" table:formula="of:=([.T73]*[.S65]+[.T64]*[.S56]+[.T55]*[.S46]+[.T45]*[.S36]+[.T35]*[.S26]+[.T25]*[.S15]+[.T14]*[.S5])/100" office:value-type="float" office:value="0" calcext:value-type="float">
            <text:p>0</text:p>
          </table:table-cell>
          <table:table-cell table:style-name="ce6" table:formula="of:=([.U73]*[.T65]+[.U64]*[.T56]+[.U55]*[.T46]+[.U45]*[.T36]+[.U35]*[.T26]+[.U25]*[.T15]+[.U14]*[.T5])/100" office:value-type="float" office:value="0" calcext:value-type="float">
            <text:p>0</text:p>
          </table:table-cell>
          <table:table-cell table:style-name="ce6" table:formula="of:=([.V73]*[.U65]+[.V64]*[.U56]+[.V55]*[.U46]+[.V45]*[.U36]+[.V35]*[.U26]+[.V25]*[.U15]+[.V14]*[.U5])/100" office:value-type="float" office:value="0" calcext:value-type="float">
            <text:p>0</text:p>
          </table:table-cell>
          <table:table-cell table:style-name="ce6" table:formula="of:=([.W73]*[.V65]+[.W64]*[.V56]+[.W55]*[.V46]+[.W45]*[.V36]+[.W35]*[.V26]+[.W25]*[.V15]+[.W14]*[.V5])/100" office:value-type="float" office:value="0" calcext:value-type="float">
            <text:p>0</text:p>
          </table:table-cell>
          <table:table-cell table:style-name="ce6" table:formula="of:=([.X73]*[.W65]+[.X64]*[.W56]+[.X55]*[.W46]+[.X45]*[.W36]+[.X35]*[.W26]+[.X25]*[.W15]+[.X14]*[.W5])/100" office:value-type="float" office:value="0" calcext:value-type="float">
            <text:p>0</text:p>
          </table:table-cell>
          <table:table-cell table:style-name="ce6" table:formula="of:=([.Y73]*[.X65]+[.Y64]*[.X56]+[.Y55]*[.X46]+[.Y45]*[.X36]+[.Y35]*[.X26]+[.Y25]*[.X15]+[.Y14]*[.X5])/100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 table:number-rows-repeated="92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1" meta:object-count="0"/>
    <meta:generator>LibreOfficeDev/6.0.5.2$Linux_X86_64 LibreOffice_project/</meta:generator>
  </office:meta>
</office:document-meta>
</file>